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svg:stroke-width="0.081cm" svg:stroke-color="#000000" draw:marker-start-width="0.321cm" draw:marker-end-width="0.321cm" svg:stroke-opacity="100%" draw:fill-color="#8cd0f6" draw:textarea-horizontal-align="justify" draw:textarea-vertical-align="middle" draw:auto-grow-height="false" fo:min-height="1.836cm" fo:min-width="8.686cm" fo:padding-top="0.165cm" fo:padding-bottom="0.165cm" fo:padding-left="0.29cm" fo:padding-right="0.29cm" draw:shadow="hidden" draw:shadow-offset-x="0cm" draw:shadow-offset-y="0.071cm"/>
    </style:style>
    <style:style style:name="gr2" style:family="graphic" style:parent-style-name="standard">
      <style:graphic-properties draw:stroke="solid" draw:stroke-dash="Fine_20_Dashed"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Line_20_with_20_Fine_20_Dots" svg:stroke-width="0.081cm" svg:stroke-color="#000000" draw:marker-start-width="0.321cm" draw:marker-end-width="0.321cm" svg:stroke-opacity="100%" draw:fill-color="#92e285" draw:textarea-horizontal-align="justify" draw:textarea-vertical-align="middle" draw:auto-grow-height="false" fo:min-height="0.484cm" fo:min-width="3.534cm" fo:padding-top="0.165cm" fo:padding-bottom="0.165cm" fo:padding-left="0.29cm" fo:padding-right="0.29cm" draw:shadow="hidden" draw:shadow-offset-x="0cm" draw:shadow-offset-y="0.071cm"/>
    </style:style>
    <style:style style:name="gr6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7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8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9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0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1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782cm" fo:min-width="2.532cm" fo:padding-top="0.151cm" fo:padding-bottom="0.151cm" fo:padding-left="0.276cm" fo:padding-right="0.276cm"/>
    </style:style>
    <style:style style:name="gr12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3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4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5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6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7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962cm" fo:min-width="1.912cm" fo:padding-top="0.151cm" fo:padding-bottom="0.151cm" fo:padding-left="0.276cm" fo:padding-right="0.276cm"/>
    </style:style>
    <style:style style:name="gr18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962cm" fo:min-width="1.912cm" fo:padding-top="0.151cm" fo:padding-bottom="0.151cm" fo:padding-left="0.276cm" fo:padding-right="0.276cm"/>
    </style:style>
    <style:style style:name="gr19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962cm" fo:min-width="1.912cm" fo:padding-top="0.151cm" fo:padding-bottom="0.151cm" fo:padding-left="0.276cm" fo:padding-right="0.276cm"/>
    </style:style>
    <style:style style:name="gr20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1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2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3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4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33cm" fo:min-width="1.98cm" fo:padding-top="0.151cm" fo:padding-bottom="0.151cm" fo:padding-left="0.276cm" fo:padding-right="0.276cm"/>
    </style:style>
    <style:style style:name="gr25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603cm" fo:min-width="1.952cm" fo:padding-top="0.151cm" fo:padding-bottom="0.151cm" fo:padding-left="0.276cm" fo:padding-right="0.276cm"/>
    </style:style>
    <style:style style:name="gr26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gr27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gr28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8cd0f6"/>
      <style:paragraph-properties fo:text-align="center"/>
      <style:text-properties fo:color="#000000" style:font-name="Times New Roman" fo:font-size="22pt" fo:font-style="normal" fo:text-shadow="none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ae1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2e285"/>
      <style:paragraph-properties fo:text-align="center"/>
      <style:text-properties fo:color="#000000" style:font-name="Times New Roman" fo:font-size="18pt" fo:font-style="normal" fo:text-shadow="none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7" style:family="paragraph">
      <loext:graphic-properties draw:fill="solid" draw:fill-color="#faeba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1cm" fo:margin-bottom="0.1cm" fo:line-height="100%" fo:text-align="center" fo:text-indent="0cm"/>
    </style:style>
    <style:style style:name="P9" style:family="paragraph">
      <loext:graphic-properties draw:fill="solid" draw:fill-color="#fae180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22pt" fo:font-style="normal" fo:text-shadow="none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Times New Roman" fo:font-size="18pt" fo:font-style="normal" fo:text-shadow="none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9.5cm" svg:height="2.4cm" svg:x="5.5cm" svg:y="1.4cm">
          <text:p text:style-name="P1"><text:span text:style-name="T1">Pr</text:span><text:span text:style-name="T1">oj</text:span><text:span text:style-name="T1">et</text:span><text:span text:style-name="T1">o: </text:span><text:span text:style-name="T1">Fi</text:span><text:span text:style-name="T1">ch</text:span><text:span text:style-name="T1">a </text:span><text:span text:style-name="T1">Li</text:span><text:span text:style-name="T1">m</text:span><text:span text:style-name="T1">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.8cm" svg:y1="12.5cm" svg:x2="3.148cm" svg:y2="12.5cm" svg:d="M1800 12500h1348" svg:viewBox="0 0 1349 1">
          <text:p/>
        </draw:connector>
        <draw:custom-shape draw:style-name="gr3" draw:text-style-name="P4" draw:layer="layout" svg:width="3.4cm" svg:height="1cm" svg:x="2.3cm" svg:y="11.9cm">
          <text:p text:style-name="P3"><text:span text:style-name="T2">5.Relatório da </text:span><text:span text:style-name="T2">Reunião</text:span></text:p>
          <text:p text:style-name="P3"><text:span text:style-name="T2"><text:s/></text:span><text:span text:style-name="T2">de Aber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0.2cm" svg:y1="3.8cm" svg:x2="10.2cm" svg:y2="5cm">
          <text:p/>
        </draw:line>
        <draw:line draw:style-name="gr4" draw:text-style-name="P5" draw:layer="layout" svg:x1="3.5cm" svg:y1="5cm" svg:x2="17.4cm" svg:y2="5cm">
          <text:p/>
        </draw:line>
        <draw:line draw:style-name="gr4" draw:text-style-name="P5" draw:layer="layout" svg:x1="3.5cm" svg:y1="5cm" svg:x2="3.5cm" svg:y2="5.7cm">
          <text:p/>
        </draw:line>
        <draw:custom-shape draw:style-name="gr5" draw:text-style-name="P6" draw:layer="layout" svg:width="4.2cm" svg:height="0.9cm" svg:x="1.5cm" svg:y="5.7cm">
          <text:p text:style-name="P1"><text:span text:style-name="T3">P</text:span><text:span text:style-name="T3">l</text:span><text:span text:style-name="T3">a</text:span><text:span text:style-name="T3">n</text:span><text:span text:style-name="T3">e</text:span><text:span text:style-name="T3">j</text:span><text:span text:style-name="T3">a</text:span><text:span text:style-name="T3">m</text:span><text:span text:style-name="T3">e</text:span><text:span text:style-name="T3">n</text:span><text:span text:style-name="T3">t</text:span><text:span text:style-name="T3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2cm" svg:height="0.9cm" svg:x="15.4cm" svg:y="5.7cm">
          <text:p text:style-name="P1"><text:span text:style-name="T3">Encerrament</text:span><text:span text:style-name="T3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2cm" svg:height="0.9cm" svg:x="10.8cm" svg:y="5.7cm">
          <text:p text:style-name="P1"><text:span text:style-name="T3">Construç</text:span><text:span text:style-name="T3">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2cm" svg:height="0.9cm" svg:x="6.1cm" svg:y="5.7cm">
          <text:p text:style-name="P1"><text:span text:style-name="T3">E</text:span><text:span text:style-name="T3">l</text:span><text:span text:style-name="T3">a</text:span><text:span text:style-name="T3">b</text:span><text:span text:style-name="T3">o</text:span><text:span text:style-name="T3">r</text:span><text:span text:style-name="T3">a</text:span><text:span text:style-name="T3">ç</text:span><text:span text:style-name="T3">ã</text:span><text:span text:style-name="T3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8.2cm" svg:y1="5cm" svg:x2="8.2cm" svg:y2="5.7cm">
          <text:p/>
        </draw:line>
        <draw:line draw:style-name="gr4" draw:text-style-name="P5" draw:layer="layout" svg:x1="12.9cm" svg:y1="5cm" svg:x2="12.9cm" svg:y2="5.7cm">
          <text:p/>
        </draw:line>
        <draw:line draw:style-name="gr4" draw:text-style-name="P5" draw:layer="layout" svg:x1="17.4cm" svg:y1="5cm" svg:x2="17.4cm" svg:y2="5.7cm">
          <text:p/>
        </draw:line>
        <draw:line draw:style-name="gr4" draw:text-style-name="P5" draw:layer="layout" svg:x1="1.8cm" svg:y1="6.6cm" svg:x2="1.8cm" svg:y2="12.5cm">
          <text:p/>
        </draw:line>
        <draw:line draw:style-name="gr4" draw:text-style-name="P5" draw:layer="layout" svg:x1="11.1cm" svg:y1="6.6cm" svg:x2="11.1cm" svg:y2="10.8cm">
          <text:p/>
        </draw:line>
        <draw:line draw:style-name="gr4" draw:text-style-name="P5" draw:layer="layout" svg:x1="6.4cm" svg:y1="6.6cm" svg:x2="6.4cm" svg:y2="10cm">
          <text:p/>
        </draw:line>
        <draw:line draw:style-name="gr4" draw:text-style-name="P5" draw:layer="layout" svg:x1="1.8cm" svg:y1="7.6cm" svg:x2="2.4cm" svg:y2="7.6cm">
          <text:p/>
        </draw:line>
        <draw:line draw:style-name="gr4" draw:text-style-name="P5" draw:layer="layout" svg:x1="15.7cm" svg:y1="6.6cm" svg:x2="15.7cm" svg:y2="10cm">
          <text:p/>
        </draw:line>
        <draw:custom-shape draw:style-name="gr6" draw:text-style-name="P4" draw:layer="layout" svg:width="3.2cm" svg:height="0.8cm" svg:x="2.3cm" svg:y="7.2cm">
          <text:p text:style-name="P3"><text:span text:style-name="T2">1</text:span><text:span text:style-name="T2">.</text:span><text:span text:style-name="T2"> </text:span><text:span text:style-name="T2">T</text:span><text:span text:style-name="T2">e</text:span><text:span text:style-name="T2">r</text:span><text:span text:style-name="T2">m</text:span><text:span text:style-name="T2">o</text:span><text:span text:style-name="T2"> </text:span><text:span text:style-name="T2">d</text:span><text:span text:style-name="T2">e</text:span><text:span text:style-name="T2"> </text:span><text:span text:style-name="T2">A</text:span><text:span text:style-name="T2">b</text:span><text:span text:style-name="T2">e</text:span><text:span text:style-name="T2">r</text:span><text:span text:style-name="T2">t</text:span><text:span text:style-name="T2">u</text:span><text:span text:style-name="T2">r</text:span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.8cm" svg:y1="8.8cm" svg:x2="2.4cm" svg:y2="8.8cm">
          <text:p/>
        </draw:line>
        <draw:line draw:style-name="gr4" draw:text-style-name="P5" draw:layer="layout" svg:x1="1.8cm" svg:y1="10cm" svg:x2="2.4cm" svg:y2="10cm">
          <text:p/>
        </draw:line>
        <draw:line draw:style-name="gr4" draw:text-style-name="P5" draw:layer="layout" svg:x1="1.8cm" svg:y1="11.2cm" svg:x2="2.4cm" svg:y2="11.2cm">
          <text:p/>
        </draw:line>
        <draw:custom-shape draw:style-name="gr7" draw:text-style-name="P4" draw:layer="layout" svg:width="3.2cm" svg:height="0.8cm" svg:x="2.301cm" svg:y="8.401cm">
          <text:p text:style-name="P3"><text:span text:style-name="T2">2. Esco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2cm" svg:height="0.8cm" svg:x="2.302cm" svg:y="9.602cm">
          <text:p text:style-name="P3"><text:span text:style-name="T2">3. Cron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2cm" svg:height="0.8cm" svg:x="2.303cm" svg:y="10.803cm">
          <text:p text:style-name="P3"><text:span text:style-name="T2">4. Reunião de </text:span></text:p>
          <text:p text:style-name="P3"><text:span text:style-name="T2">Aber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.8cm" svg:y1="10.7cm" svg:x2="1.8cm" svg:y2="11.2cm">
          <text:p/>
        </draw:line>
        <draw:custom-shape draw:style-name="gr10" draw:text-style-name="P4" draw:layer="layout" svg:width="3.2cm" svg:height="0.8cm" svg:x="7cm" svg:y="7.2cm">
          <text:p text:style-name="P3"><text:span text:style-name="T2">1. Análise de</text:span></text:p>
          <text:p text:style-name="P3"><text:span text:style-name="T2">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3.2cm" svg:height="1.2cm" svg:x="11.7cm" svg:y="7.2cm">
          <text:p text:style-name="P3"><text:span text:style-name="T2">1. Preparação do </text:span></text:p>
          <text:p text:style-name="P3"><text:span text:style-name="T2">Ambiente de</text:span></text:p>
          <text:p text:style-name="P3"><text:span text:style-name="T2">trabal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2cm" svg:height="0.8cm" svg:x="16.3cm" svg:y="7.2cm">
          <text:p text:style-name="P3"><text:span text:style-name="T2">1</text:span><text:span text:style-name="T2">.</text:span><text:span text:style-name="T2"> </text:span><text:span text:style-name="T2">R</text:span><text:span text:style-name="T2">e</text:span><text:span text:style-name="T2">l</text:span><text:span text:style-name="T2">a</text:span><text:span text:style-name="T2">t</text:span><text:span text:style-name="T2">ó</text:span><text:span text:style-name="T2">r</text:span><text:span text:style-name="T2">i</text:span><text:span text:style-name="T2">o</text:span><text:span text:style-name="T2"> </text:span><text:span text:style-name="T2">F</text:span><text:span text:style-name="T2">i</text:span><text:span text:style-name="T2">n</text:span><text:span text:style-name="T2">a</text:span><text:span text:style-name="T2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6.4cm" svg:y1="7.6cm" svg:x2="7cm" svg:y2="7.6cm">
          <text:p/>
        </draw:line>
        <draw:line draw:style-name="gr4" draw:text-style-name="P5" draw:layer="layout" svg:x1="11.1cm" svg:y1="7.8cm" svg:x2="11.7cm" svg:y2="7.8cm">
          <text:p/>
        </draw:line>
        <draw:line draw:style-name="gr4" draw:text-style-name="P5" draw:layer="layout" svg:x1="15.7cm" svg:y1="7.6cm" svg:x2="16.3cm" svg:y2="7.6cm">
          <text:p/>
        </draw:line>
        <draw:custom-shape draw:style-name="gr13" draw:text-style-name="P4" draw:layer="layout" svg:width="3.2cm" svg:height="0.8cm" svg:x="7cm" svg:y="8.4cm">
          <text:p text:style-name="P3"><text:span text:style-name="T2">2. Documentação</text:span></text:p>
          <text:p text:style-name="P3"><text:span text:style-name="T2">de 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3.2cm" svg:height="0.8cm" svg:x="11.7cm" svg:y="8.7cm">
          <text:p text:style-name="P3"><text:span text:style-name="T2">2. </text:span><text:span text:style-name="T2">Desenvolvi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3.2cm" svg:height="0.8cm" svg:x="16.3cm" svg:y="8.4cm">
          <text:p text:style-name="P3"><text:span text:style-name="T2">2</text:span><text:span text:style-name="T2">.</text:span><text:span text:style-name="T2"> </text:span><text:span text:style-name="T2">F</text:span><text:span text:style-name="T2">e</text:span><text:span text:style-name="T2">e</text:span><text:span text:style-name="T2">d</text:span><text:span text:style-name="T2">b</text:span><text:span text:style-name="T2">a</text:span><text:span text:style-name="T2">c</text:span><text:span text:style-name="T2">k</text:span><text:span text:style-name="T2"> </text:span><text:span text:style-name="T2">d</text:span><text:span text:style-name="T2">o</text:span></text:p>
          <text:p text:style-name="P3"><text:span text:style-name="T2">P</text:span><text:span text:style-name="T2">ú</text:span><text:span text:style-name="T2">b</text:span><text:span text:style-name="T2">l</text:span><text:span text:style-name="T2">i</text:span><text:span text:style-name="T2">c</text:span><text:span text:style-name="T2">o</text:span><text:span text:style-name="T2"> </text:span><text:span text:style-name="T2">a</text:span><text:span text:style-name="T2">l</text:span><text:span text:style-name="T2">v</text:span><text:span text:style-name="T2">o</text:span><text:span text:style-name="T2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6.4cm" svg:y1="8.8cm" svg:x2="7cm" svg:y2="8.8cm">
          <text:p/>
        </draw:line>
        <draw:line draw:style-name="gr4" draw:text-style-name="P5" draw:layer="layout" svg:x1="6.4cm" svg:y1="10cm" svg:x2="7.2cm" svg:y2="10cm">
          <text:p/>
        </draw:line>
        <draw:custom-shape draw:style-name="gr16" draw:text-style-name="P4" draw:layer="layout" svg:width="3.2cm" svg:height="0.8cm" svg:x="7cm" svg:y="9.6cm">
          <text:p text:style-name="P3"><text:span text:style-name="T2">3</text:span><text:span text:style-name="T2">. </text:span><text:span text:style-name="T2">V</text:span><text:span text:style-name="T2">a</text:span><text:span text:style-name="T2">li</text:span><text:span text:style-name="T2">d</text:span><text:span text:style-name="T2">a</text:span><text:span text:style-name="T2">ç</text:span><text:span text:style-name="T2">ã</text:span><text:span text:style-name="T2">o </text:span><text:span text:style-name="T2">d</text:span><text:span text:style-name="T2">e </text:span></text:p>
          <text:p text:style-name="P3"><text:span text:style-name="T2">R</text:span><text:span text:style-name="T2">e</text:span><text:span text:style-name="T2">q</text:span><text:span text:style-name="T2">u</text:span><text:span text:style-name="T2">is</text:span><text:span text:style-name="T2">it</text:span><text:span text:style-name="T2">o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1.1cm" svg:y1="9.1cm" svg:x2="11.7cm" svg:y2="9.1cm">
          <text:p/>
        </draw:line>
        <draw:line draw:style-name="gr4" draw:text-style-name="P5" draw:layer="layout" svg:x1="11.1cm" svg:y1="10.8cm" svg:x2="11.1cm" svg:y2="23.9cm">
          <text:p/>
        </draw:line>
        <draw:line draw:style-name="gr4" draw:text-style-name="P5" draw:layer="layout" svg:x1="12cm" svg:y1="9.5cm" svg:x2="12cm" svg:y2="13.6cm">
          <text:p/>
        </draw:line>
        <draw:line draw:style-name="gr4" draw:text-style-name="P5" draw:layer="layout" svg:x1="12cm" svg:y1="10.4cm" svg:x2="12.6cm" svg:y2="10.4cm">
          <text:p/>
        </draw:line>
        <draw:custom-shape draw:style-name="gr17" draw:text-style-name="P7" draw:layer="layout" svg:width="2.6cm" svg:height="1.4cm" svg:x="12.6cm" svg:y="9.7cm">
          <text:p text:style-name="P3"><text:span text:style-name="T2">2.1. Construção: </text:span></text:p>
          <text:p text:style-name="P3"><text:span text:style-name="T2">Banco de D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2.6cm" svg:height="1.4cm" svg:x="12.6cm" svg:y="11.3cm">
          <text:p text:style-name="P3"><text:span text:style-name="T2">2.1. Construção: </text:span></text:p>
          <text:p text:style-name="P3"><text:span text:style-name="T2">Lado do 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2cm" svg:y1="13.6cm" svg:x2="12.6cm" svg:y2="13.6cm">
          <text:p/>
        </draw:line>
        <draw:custom-shape draw:style-name="gr19" draw:text-style-name="P7" draw:layer="layout" svg:width="2.6cm" svg:height="1.4cm" svg:x="12.6cm" svg:y="12.9cm">
          <text:p text:style-name="P3"><text:span text:style-name="T2">2.1. </text:span><text:span text:style-name="T2">Cons</text:span><text:span text:style-name="T2">truçã</text:span><text:span text:style-name="T2">o: </text:span></text:p>
          <text:p text:style-name="P3"><text:span text:style-name="T2">Lado </text:span><text:span text:style-name="T2">do </text:span><text:span text:style-name="T2">Clien</text:span><text:span text:style-name="T2">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2cm" svg:y1="12cm" svg:x2="12.6cm" svg:y2="12cm">
          <text:p/>
        </draw:line>
        <draw:custom-shape draw:style-name="gr20" draw:text-style-name="P4" draw:layer="layout" svg:width="3.2cm" svg:height="0.8cm" svg:x="11.701cm" svg:y="22.201cm">
          <text:p text:style-name="P3"><text:span text:style-name="T2">7</text:span><text:span text:style-name="T2">.</text:span><text:span text:style-name="T2"> 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ç</text:span><text:span text:style-name="T2">ã</text:span><text:span text:style-name="T2">o</text:span><text:span text:style-name="T2"> </text:span><text:span text:style-name="T2">d</text:span><text:span text:style-name="T2">o</text:span></text:p>
          <text:p text:style-name="P3"><text:span text:style-name="T2">D</text:span><text:span text:style-name="T2">e</text:span><text:span text:style-name="T2">s</text:span><text:span text:style-name="T2">e</text:span><text:span text:style-name="T2">n</text:span><text:span text:style-name="T2">v</text:span><text:span text:style-name="T2">o</text:span><text:span text:style-name="T2">l</text:span><text:span text:style-name="T2">v</text:span><text:span text:style-name="T2">i</text:span><text:span text:style-name="T2">m</text:span><text:span text:style-name="T2">e</text:span><text:span text:style-name="T2">n</text:span><text:span text:style-name="T2">t</text:span><text:span text:style-name="T2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.2cm" svg:height="0.8cm" svg:x="11.702cm" svg:y="23.502cm">
          <text:p text:style-name="P3"><text:span text:style-name="T2">8</text:span><text:span text:style-name="T2">.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a</text:span><text:span text:style-name="T2">ç</text:span><text:span text:style-name="T2">ã</text:span><text:span text:style-name="T2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1.1cm" svg:y1="23.9cm" svg:x2="11.7cm" svg:y2="23.9cm">
          <text:p/>
        </draw:line>
        <draw:line draw:style-name="gr4" draw:text-style-name="P5" draw:layer="layout" svg:x1="11.1cm" svg:y1="22.6cm" svg:x2="11.7cm" svg:y2="22.6cm">
          <text:p/>
        </draw:line>
        <draw:line draw:style-name="gr4" draw:text-style-name="P5" draw:layer="layout" svg:x1="11.1cm" svg:y1="17.7cm" svg:x2="11.7cm" svg:y2="17.7cm">
          <text:p/>
        </draw:line>
        <draw:line draw:style-name="gr4" draw:text-style-name="P5" draw:layer="layout" svg:x1="15.7cm" svg:y1="8.8cm" svg:x2="16.3cm" svg:y2="8.8cm">
          <text:p/>
        </draw:line>
        <draw:custom-shape draw:style-name="gr22" draw:text-style-name="P4" draw:layer="layout" svg:width="3.2cm" svg:height="0.8cm" svg:x="16.301cm" svg:y="9.601cm">
          <text:p text:style-name="P3"><text:span text:style-name="T2">3. Validação do </text:span></text:p>
          <text:p text:style-name="P3"><text:span text:style-name="T2">Produto Final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5.7cm" svg:y1="10cm" svg:x2="16.3cm" svg:y2="10cm">
          <text:p/>
        </draw:line>
        <draw:line draw:style-name="gr4" draw:text-style-name="P5" draw:layer="layout" svg:x1="12cm" svg:y1="17.3cm" svg:x2="12cm" svg:y2="20cm">
          <text:p/>
        </draw:line>
        <draw:custom-shape draw:style-name="gr23" draw:text-style-name="P4" draw:layer="layout" svg:width="3.2cm" svg:height="0.8cm" svg:x="11.7cm" svg:y="17.3cm">
          <text:p text:style-name="P3"><text:span text:style-name="T2">5. Teste</text:span><text:span text:style-name="T2"><text:tab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2cm" svg:y1="18.9cm" svg:x2="12.6cm" svg:y2="18.9cm">
          <text:p/>
        </draw:line>
        <draw:custom-shape draw:style-name="gr24" draw:text-style-name="P7" draw:layer="layout" svg:width="2.6cm" svg:height="0.7cm" svg:x="12.5cm" svg:y="18.5cm">
          <text:p text:style-name="P3"><text:span text:style-name="T2">5.1. Tes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2cm" svg:y1="20cm" svg:x2="12.6cm" svg:y2="20cm">
          <text:p/>
        </draw:line>
        <draw:custom-shape draw:style-name="gr25" draw:text-style-name="P7" draw:layer="layout" svg:width="2.6cm" svg:height="1.001cm" svg:x="12.5cm" svg:y="19.499cm">
          <text:p text:style-name="P3"><text:span text:style-name="T2">5</text:span><text:span text:style-name="T2">.</text:span><text:span text:style-name="T2">2</text:span><text:span text:style-name="T2">.</text:span><text:span text:style-name="T2"> </text:span><text:span text:style-name="T2">A</text:span><text:span text:style-name="T2">n</text:span><text:span text:style-name="T2">á</text:span><text:span text:style-name="T2">l</text:span><text:span text:style-name="T2">i</text:span><text:span text:style-name="T2">s</text:span><text:span text:style-name="T2">e</text:span><text:span text:style-name="T2"> </text:span></text:p>
          <text:p text:style-name="P3"><text:span text:style-name="T2">d</text:span><text:span text:style-name="T2">o</text:span><text:span text:style-name="T2">s</text:span><text:span text:style-name="T2"> </text:span><text:span text:style-name="T2">T</text:span><text:span text:style-name="T2">e</text:span><text:span text:style-name="T2">s</text:span><text:span text:style-name="T2">t</text:span><text:span text:style-name="T2">e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1.101cm" svg:y1="15.201cm" svg:x2="12.449cm" svg:y2="15.201cm" svg:d="M11101 15201h1348" svg:viewBox="0 0 1349 1">
          <text:p/>
        </draw:connector>
        <draw:custom-shape draw:style-name="gr26" draw:text-style-name="P9" draw:layer="layout" svg:width="3.3cm" svg:height="0.9cm" svg:x="11.701cm" svg:y="14.701cm">
          <text:p text:style-name="P8"><text:span text:style-name="T2"/></text:p>
          <text:p text:style-name="P3"><text:span text:style-name="T2">3</text:span><text:span text:style-name="T2">.</text:span><text:span text:style-name="T2"> </text:span><text:span text:style-name="T2">R</text:span><text:span text:style-name="T2">e</text:span><text:span text:style-name="T2">l</text:span><text:span text:style-name="T2">a</text:span><text:span text:style-name="T2">t</text:span><text:span text:style-name="T2">ó</text:span><text:span text:style-name="T2">r</text:span><text:span text:style-name="T2">i</text:span><text:span text:style-name="T2">o</text:span><text:span text:style-name="T2"> </text:span><text:span text:style-name="T2">d</text:span><text:span text:style-name="T2">a</text:span><text:span text:style-name="T2"> </text:span></text:p>
          <text:p text:style-name="P3"><text:span text:style-name="T2">R</text:span><text:span text:style-name="T2">e</text:span><text:span text:style-name="T2">u</text:span><text:span text:style-name="T2">n</text:span><text:span text:style-name="T2">i</text:span><text:span text:style-name="T2">ã</text:span><text:span text:style-name="T2">o</text:span><text:span text:style-name="T2"> </text:span><text:span text:style-name="T2">2</text:span></text:p>
          <text:p text:style-name="P8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1.102cm" svg:y1="16.502cm" svg:x2="12.45cm" svg:y2="16.502cm" svg:d="M11102 16502h1348" svg:viewBox="0 0 1349 1">
          <text:p/>
        </draw:connector>
        <draw:custom-shape draw:style-name="gr27" draw:text-style-name="P9" draw:layer="layout" svg:width="3.3cm" svg:height="0.9cm" svg:x="11.702cm" svg:y="16.002cm">
          <text:p text:style-name="P8"><text:span text:style-name="T2"/></text:p>
          <text:p text:style-name="P3"><text:span text:style-name="T2">4. Relatório da </text:span></text:p>
          <text:p text:style-name="P3"><text:span text:style-name="T2">Reunião 3</text:span></text:p>
          <text:p text:style-name="P8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1.103cm" svg:y1="21.403cm" svg:x2="12.451cm" svg:y2="21.403cm" svg:d="M11103 21403h1348" svg:viewBox="0 0 1349 1">
          <text:p/>
        </draw:connector>
        <draw:custom-shape draw:style-name="gr28" draw:text-style-name="P9" draw:layer="layout" svg:width="3.3cm" svg:height="0.9cm" svg:x="11.703cm" svg:y="20.903cm">
          <text:p text:style-name="P8"><text:span text:style-name="T2"/></text:p>
          <text:p text:style-name="P3"><text:span text:style-name="T2">6</text:span><text:span text:style-name="T2">.</text:span><text:span text:style-name="T2"> </text:span><text:span text:style-name="T2">R</text:span><text:span text:style-name="T2">e</text:span><text:span text:style-name="T2">l</text:span><text:span text:style-name="T2">a</text:span><text:span text:style-name="T2">t</text:span><text:span text:style-name="T2">ó</text:span><text:span text:style-name="T2">r</text:span><text:span text:style-name="T2">i</text:span><text:span text:style-name="T2">o</text:span><text:span text:style-name="T2"> </text:span><text:span text:style-name="T2">d</text:span><text:span text:style-name="T2">a</text:span><text:span text:style-name="T2"> </text:span></text:p>
          <text:p text:style-name="P3"><text:span text:style-name="T2">R</text:span><text:span text:style-name="T2">e</text:span><text:span text:style-name="T2">u</text:span><text:span text:style-name="T2">n</text:span><text:span text:style-name="T2">i</text:span><text:span text:style-name="T2">ã</text:span><text:span text:style-name="T2">o</text:span><text:span text:style-name="T2"> </text:span><text:span text:style-name="T2">4</text:span></text:p>
          <text:p text:style-name="P8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5:11:05.201000000</meta:creation-date>
    <dc:date>2018-03-31T12:14:59.400150887</dc:date>
    <meta:editing-duration>PT1H29M30S</meta:editing-duration>
    <meta:editing-cycles>15</meta:editing-cycles>
    <meta:generator>LibreOffice/5.1.6.2$Linux_X86_64 LibreOffice_project/10m0$Build-2</meta:generator>
    <meta:document-statistic meta:object-count="67"/>
  </office:meta>
</office:document-meta>
</file>